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 style:list-style-name="L1">
      <style:paragraph-properties fo:text-align="start" style:justify-single-word="false"/>
    </style:style>
    <style:style style:name="P3" style:family="paragraph" style:parent-style-name="Text_20_body" style:list-style-name="L1">
      <style:paragraph-properties fo:text-align="start" style:justify-single-word="false"/>
      <style:text-properties style:font-name="Arial1" fo:font-size="10pt" style:font-name-asian="Arial1" style:font-size-asian="10pt" style:font-name-complex="Arial1" style:font-size-complex="10pt"/>
    </style:style>
    <style:style style:name="P4" style:family="paragraph" style:parent-style-name="Heading_20_1">
      <style:paragraph-properties fo:text-align="center" style:justify-single-word="false"/>
    </style:style>
    <style:style style:name="T1" style:family="text">
      <style:text-properties style:font-name="Arial1" fo:font-size="10pt" style:font-name-asian="Arial1" style:font-size-asian="10pt" style:font-name-complex="Arial1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References</text:h>
      <text:p text:style-name="P1"/>
      <text:list xml:id="list9001735813724311268" text:style-name="L1">
        <text:list-item>
          <text:p text:style-name="P2"><text:reference-mark text:name="Bazley"/><text:span text:style-name="T1">Index to the Geometric Chuck ,Waterlow &amp; Sons,Thomas Sebastian Bazley,1875</text:span></text:p>
        </text:list-item>
        <text:list-item>
          <text:p text:style-name="P3"><text:reference-mark text:name="Ross"/>Microcomputer Art,Prentice Hall, 1985 see <text:a xlink:type="simple" xlink:href="http://openlibrary.org/books/OL2752300M/Microcomputer_art">http://openlibrary.org/books/OL2752300M/Microcomputer_art</text:a></text:p>
        </text:list-item>
        <text:list-item>
          <text:p text:style-name="P3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 Battersby</meta:initial-creator>
    <meta:creation-date>2013-03-12T13:30:58.37</meta:creation-date>
    <meta:generator>OpenOffice.org/3.4.1$Win32 OpenOffice.org_project/341m1$Build-9593</meta:generator>
    <dc:date>2013-03-12T13:48:12.86</dc:date>
    <dc:creator>Alan Battersby</dc:creator>
    <meta:editing-duration>PT17M15S</meta:editing-duration>
    <meta:editing-cycles>2</meta:editing-cycles>
    <meta:document-statistic meta:table-count="0" meta:image-count="0" meta:object-count="0" meta:page-count="1" meta:paragraph-count="3" meta:word-count="21" meta:character-count="189"/>
  </office:meta>
</office:document-meta>
</file>